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initpro.ru/index.php/2019/10/11/avtozagruzka-servisov-i-skriptov-v-linux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5:51:36.341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  <meta:generator>LibreOffice/7.3.3.2$Windows_X86_64 LibreOffice_project/d1d0ea68f081ee2800a922cac8f79445e4603348</meta:generator>
  </office:meta>
</office:document-meta>
</file>